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75cm" fo:min-width="17.5cm"/>
    </style:style>
    <style:style style:name="gr2" style:family="graphic" style:parent-style-name="standard">
      <style:graphic-properties draw:stroke="none" svg:stroke-color="#000000" draw:fill="none" draw:fill-color="#ffffff" fo:min-height="2.65cm"/>
    </style:style>
    <style:style style:name="gr3" style:family="graphic" style:parent-style-name="standard">
      <style:graphic-properties draw:textarea-horizontal-align="justify" draw:textarea-vertical-align="middle" draw:auto-grow-height="false" fo:min-height="5.95cm" fo:min-width="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75cm" fo:min-width="1.4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75cm" fo:min-width="1.8cm"/>
    </style:style>
    <style:style style:name="gr6" style:family="graphic" style:parent-style-name="standard">
      <style:graphic-properties draw:textarea-horizontal-align="justify" draw:textarea-vertical-align="middle" draw:auto-grow-height="false" fo:min-height="2.75cm" fo:min-width="17.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75cm" fo:min-width="3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85cm" fo:min-width="3cm"/>
    </style:style>
    <style:style style:name="gr9" style:family="graphic" style:parent-style-name="standard">
      <style:graphic-properties draw:textarea-horizontal-align="justify" draw:textarea-vertical-align="middle" draw:auto-grow-height="false" fo:min-height="0.55cm" fo:min-width="1.7cm"/>
    </style:style>
    <style:style style:name="gr10" style:family="graphic" style:parent-style-name="standard">
      <style:graphic-properties draw:textarea-horizontal-align="justify" draw:textarea-vertical-align="middle" draw:auto-grow-height="false" fo:min-height="0.45cm" fo:min-width="1.5cm"/>
    </style:style>
    <style:style style:name="gr11" style:family="graphic" style:parent-style-name="standard">
      <style:graphic-properties draw:textarea-horizontal-align="justify" draw:textarea-vertical-align="middle" draw:auto-grow-height="false" fo:min-height="0.35cm" fo:min-width="1.9cm"/>
    </style:style>
    <style:style style:name="gr12" style:family="graphic" style:parent-style-name="standard">
      <style:graphic-properties draw:textarea-horizontal-align="justify" draw:textarea-vertical-align="middle" draw:auto-grow-height="false" fo:min-height="7.55cm" fo:min-width="5.9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65cm" fo:min-width="1.4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65cm" fo:min-width="1.8cm"/>
    </style:style>
    <style:style style:name="gr15" style:family="graphic" style:parent-style-name="standard">
      <style:graphic-properties draw:stroke="none" svg:stroke-color="#000000" draw:fill="none" draw:fill-color="#ffffff" fo:min-height="2.95cm"/>
    </style:style>
    <style:style style:name="gr16" style:family="graphic" style:parent-style-name="standard">
      <style:graphic-properties draw:textarea-horizontal-align="justify" draw:textarea-vertical-align="middle" draw:auto-grow-height="false" fo:min-height="0.55cm" fo:min-width="3.1cm"/>
    </style:style>
    <style:style style:name="gr17" style:family="graphic" style:parent-style-name="standard">
      <style:graphic-properties draw:stroke="none" svg:stroke-color="#000000" draw:fill="none" draw:fill-color="#ffffff" fo:min-height="2.85cm"/>
    </style:style>
    <style:style style:name="gr18" style:family="graphic" style:parent-style-name="standard">
      <style:graphic-properties draw:textarea-horizontal-align="justify" draw:textarea-vertical-align="middle" draw:auto-grow-height="false" fo:min-height="9.75cm" fo:min-width="12.6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1.25cm" fo:min-width="9.3cm"/>
    </style:style>
    <style:style style:name="gr20" style:family="graphic" style:parent-style-name="standard">
      <style:graphic-properties draw:stroke="none" svg:stroke-color="#000000" draw:fill="none" draw:fill-color="#ffffff" fo:min-height="1.423cm"/>
    </style:style>
    <style:style style:name="gr21" style:family="graphic" style:parent-style-name="standard">
      <style:graphic-properties draw:fill-color="#ff3333" draw:textarea-horizontal-align="justify" draw:textarea-vertical-align="middle" draw:auto-grow-height="false" fo:min-height="0.45cm" fo:min-width="2.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33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cm" svg:height="4cm" svg:x="1.5cm" svg:y="1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5cm" svg:height="2.9cm" svg:x="1.5cm" svg:y="4.4cm">
          <draw:text-box>
            <text:p>Create Account</text:p>
          </draw:text-box>
        </draw:frame>
        <draw:custom-shape draw:style-name="gr3" draw:text-style-name="P1" draw:layer="layout" svg:width="5.5cm" svg:height="6.2cm" svg:x="2.3cm" svg:y="8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cm" svg:height="1cm" svg:x="2.6cm" svg:y="13.5cm">
          <text:p text:style-name="P1">updat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3cm" svg:height="1cm" svg:x="5.1cm" svg:y="13.5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7.6cm" svg:height="3cm" svg:x="1.8cm" svg:y="25.2cm">
          <text:p text:style-name="P1">Copyright</text:p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cm" svg:x="3.5cm" svg:y="8.9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cm" svg:height="1.1cm" svg:x="3.5cm" svg:y="10.3cm">
          <text:p text:style-name="P1">solde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cm" svg:height="0.8cm" svg:x="2.9cm" svg:y="11.6cm">
          <text:p text:style-name="P1">Amount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0.7cm" svg:x="5.5cm" svg:y="12.6cm">
          <text:p text:style-name="P1">transfe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4cm" svg:height="0.6cm" svg:x="2.8cm" svg:y="12.7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6.2cm" svg:x="8.3cm" svg:y="8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cm" svg:height="1cm" svg:x="8.6cm" svg:y="13.5cm">
          <text:p text:style-name="P1">updat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3cm" svg:height="1cm" svg:x="11.1cm" svg:y="13.5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cm" svg:x="9.5cm" svg:y="8.9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cm" svg:height="1.1cm" svg:x="9.5cm" svg:y="10.3cm">
          <text:p text:style-name="P1">solde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cm" svg:height="0.8cm" svg:x="8.9cm" svg:y="11.6cm">
          <text:p text:style-name="P1">Amount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0.7cm" svg:x="11.5cm" svg:y="12.6cm">
          <text:p text:style-name="P1">transfe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4cm" svg:height="0.6cm" svg:x="8.8cm" svg:y="12.7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6.2cm" svg:x="14.1cm" svg:y="8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cm" svg:height="1cm" svg:x="14.4cm" svg:y="13.5cm">
          <text:p text:style-name="P1">updat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3cm" svg:height="1cm" svg:x="16.9cm" svg:y="13.5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cm" svg:x="15.3cm" svg:y="8.9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cm" svg:height="1.1cm" svg:x="15.3cm" svg:y="10.3cm">
          <text:p text:style-name="P1">solde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cm" svg:height="0.8cm" svg:x="14.7cm" svg:y="11.6cm">
          <text:p text:style-name="P1">Amount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0.7cm" svg:x="17.3cm" svg:y="12.6cm">
          <text:p text:style-name="P1">transfe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4cm" svg:height="0.6cm" svg:x="14.6cm" svg:y="12.7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6.2cm" svg:x="2.3cm" svg:y="16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cm" svg:height="1cm" svg:x="2.6cm" svg:y="21.4cm">
          <text:p text:style-name="P1">updat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3cm" svg:height="1cm" svg:x="5.1cm" svg:y="21.4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cm" svg:x="3.5cm" svg:y="16.8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cm" svg:height="1.1cm" svg:x="3.5cm" svg:y="18.2cm">
          <text:p text:style-name="P1">solde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cm" svg:height="0.8cm" svg:x="2.9cm" svg:y="19.5cm">
          <text:p text:style-name="P1">Amount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0.7cm" svg:x="5.5cm" svg:y="20.5cm">
          <text:p text:style-name="P1">transfe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4cm" svg:height="0.6cm" svg:x="2.8cm" svg:y="20.6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6.2cm" svg:x="8.3cm" svg:y="16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cm" svg:height="1cm" svg:x="8.6cm" svg:y="21.4cm">
          <text:p text:style-name="P1">updat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3cm" svg:height="1cm" svg:x="11.1cm" svg:y="21.4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cm" svg:x="9.5cm" svg:y="16.8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cm" svg:height="1.1cm" svg:x="9.5cm" svg:y="18.2cm">
          <text:p text:style-name="P1">solde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cm" svg:height="0.8cm" svg:x="8.9cm" svg:y="19.5cm">
          <text:p text:style-name="P1">Amount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0.7cm" svg:x="11.5cm" svg:y="20.5cm">
          <text:p text:style-name="P1">transfe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4cm" svg:height="0.6cm" svg:x="8.8cm" svg:y="20.6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cm" svg:height="6.2cm" svg:x="14.1cm" svg:y="16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9cm" svg:height="1cm" svg:x="14.4cm" svg:y="21.4cm">
          <text:p text:style-name="P1">updat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3cm" svg:height="1cm" svg:x="16.9cm" svg:y="21.4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1cm" svg:x="15.3cm" svg:y="16.8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cm" svg:height="1.1cm" svg:x="15.3cm" svg:y="18.2cm">
          <text:p text:style-name="P1">solde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cm" svg:height="0.8cm" svg:x="14.7cm" svg:y="19.5cm">
          <text:p text:style-name="P1">Amount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0.7cm" svg:x="17.3cm" svg:y="20.5cm">
          <text:p text:style-name="P1">transfer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4cm" svg:height="0.6cm" svg:x="14.6cm" svg:y="20.6cm">
          <text:p text:style-name="P1">name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1" draw:text-style-name="P1" draw:layer="layout" svg:width="18cm" svg:height="4cm" svg:x="1.5cm" svg:y="1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6.4cm" svg:height="7.8cm" svg:x="4cm" svg:y="8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9cm" svg:height="0.9cm" svg:x="4.3cm" svg:y="14.5cm">
          <text:p text:style-name="P1">update</text:p>
          <draw:enhanced-geometry svg:viewBox="0 0 21600 21600" draw:mirror-vertical="true" draw:type="rectangle" draw:enhanced-path="M 0 0 L 21600 0 21600 21600 0 21600 0 0 Z N"/>
        </draw:custom-shape>
        <draw:custom-shape draw:style-name="gr14" draw:text-style-name="P3" draw:layer="layout" svg:width="2.3cm" svg:height="0.9cm" svg:x="7.6cm" svg:y="14.6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cm" svg:height="1.1cm" svg:x="5.1cm" svg:y="8.8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cm" svg:height="1.1cm" svg:x="5.1cm" svg:y="10.2cm">
          <text:p text:style-name="P1">sold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7.6cm" svg:height="3cm" svg:x="1.8cm" svg:y="25.2cm">
          <text:p text:style-name="P1">Copyright</text:p>
          <text:p text:style-name="P1"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9.9cm" svg:height="3.2cm" svg:x="1.5cm" svg:y="4.5cm">
          <draw:text-box>
            <text:p>Create Account</text:p>
            <text:p/>
          </draw:text-box>
        </draw:frame>
        <draw:custom-shape draw:style-name="gr16" draw:text-style-name="P1" draw:layer="layout" svg:width="3.6cm" svg:height="0.8cm" svg:x="5.1cm" svg:y="11.5cm">
          <text:p text:style-name="P1">amount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6cm" svg:height="0.8cm" svg:x="5.1cm" svg:y="12.6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6cm" svg:height="0.8cm" svg:x="5.1cm" svg:y="13.6cm">
          <text:p text:style-name="P1">transfert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6.4cm" svg:height="7.8cm" svg:x="11.3cm" svg:y="8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9cm" svg:height="0.9cm" svg:x="11.6cm" svg:y="14.5cm">
          <text:p text:style-name="P1">update</text:p>
          <draw:enhanced-geometry svg:viewBox="0 0 21600 21600" draw:mirror-vertical="true" draw:type="rectangle" draw:enhanced-path="M 0 0 L 21600 0 21600 21600 0 21600 0 0 Z N"/>
        </draw:custom-shape>
        <draw:custom-shape draw:style-name="gr14" draw:text-style-name="P3" draw:layer="layout" svg:width="2.3cm" svg:height="0.9cm" svg:x="14.9cm" svg:y="14.6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cm" svg:height="1.1cm" svg:x="12.4cm" svg:y="8.8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cm" svg:height="1.1cm" svg:x="12.4cm" svg:y="10.2cm">
          <text:p text:style-name="P1">solde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6cm" svg:height="0.8cm" svg:x="12.4cm" svg:y="11.5cm">
          <text:p text:style-name="P1">amount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6cm" svg:height="0.8cm" svg:x="12.4cm" svg:y="12.6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6cm" svg:height="0.8cm" svg:x="12.4cm" svg:y="13.6cm">
          <text:p text:style-name="P1">transfert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6.4cm" svg:height="7.8cm" svg:x="4cm" svg:y="16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9cm" svg:height="0.9cm" svg:x="4.3cm" svg:y="22.9cm">
          <text:p text:style-name="P1">update</text:p>
          <draw:enhanced-geometry svg:viewBox="0 0 21600 21600" draw:mirror-vertical="true" draw:type="rectangle" draw:enhanced-path="M 0 0 L 21600 0 21600 21600 0 21600 0 0 Z N"/>
        </draw:custom-shape>
        <draw:custom-shape draw:style-name="gr14" draw:text-style-name="P3" draw:layer="layout" svg:width="2.3cm" svg:height="0.9cm" svg:x="7.6cm" svg:y="23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cm" svg:height="1.1cm" svg:x="5.1cm" svg:y="17.2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cm" svg:height="1.1cm" svg:x="5.1cm" svg:y="18.6cm">
          <text:p text:style-name="P1">solde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6cm" svg:height="0.8cm" svg:x="5.1cm" svg:y="19.9cm">
          <text:p text:style-name="P1">amount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6cm" svg:height="0.8cm" svg:x="5.1cm" svg:y="21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6cm" svg:height="0.8cm" svg:x="5.1cm" svg:y="22cm">
          <text:p text:style-name="P1">transfert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1" draw:text-style-name="P1" draw:layer="layout" svg:width="18cm" svg:height="4cm" svg:x="1.5cm" svg:y="1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7.6cm" svg:height="3cm" svg:x="1.8cm" svg:y="25.2cm">
          <text:p text:style-name="P1">Copyright</text:p>
          <text:p text:style-name="P1"/>
          <draw:enhanced-geometry svg:viewBox="0 0 21600 21600" draw:type="rectangle" draw:enhanced-path="M 0 0 L 21600 0 21600 21600 0 21600 0 0 Z N"/>
        </draw:custom-shape>
        <draw:frame draw:style-name="gr17" draw:text-style-name="P2" draw:layer="layout" svg:width="5.9cm" svg:height="3.1cm" svg:x="1.4cm" svg:y="4.6cm">
          <draw:text-box>
            <text:p>Creat Account</text:p>
          </draw:text-box>
        </draw:frame>
        <draw:custom-shape draw:style-name="gr12" draw:text-style-name="P1" draw:layer="layout" svg:width="6.4cm" svg:height="7.8cm" svg:x="7.5cm" svg:y="7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9cm" svg:height="0.9cm" svg:x="7.8cm" svg:y="13.2cm">
          <text:p text:style-name="P1">update</text:p>
          <draw:enhanced-geometry svg:viewBox="0 0 21600 21600" draw:mirror-vertical="true" draw:type="rectangle" draw:enhanced-path="M 0 0 L 21600 0 21600 21600 0 21600 0 0 Z N"/>
        </draw:custom-shape>
        <draw:custom-shape draw:style-name="gr14" draw:text-style-name="P3" draw:layer="layout" svg:width="2.3cm" svg:height="0.9cm" svg:x="11.1cm" svg:y="13.3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cm" svg:height="1.1cm" svg:x="8.6cm" svg:y="7.5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cm" svg:height="1.1cm" svg:x="8.6cm" svg:y="8.9cm">
          <text:p text:style-name="P1">solde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6cm" svg:height="0.8cm" svg:x="8.6cm" svg:y="10.2cm">
          <text:p text:style-name="P1">amount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6cm" svg:height="0.8cm" svg:x="8.6cm" svg:y="11.3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6cm" svg:height="0.8cm" svg:x="8.6cm" svg:y="12.3cm">
          <text:p text:style-name="P1">transfert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6.4cm" svg:height="7.8cm" svg:x="7.4cm" svg:y="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9cm" svg:height="0.9cm" svg:x="7.7cm" svg:y="22.1cm">
          <text:p text:style-name="P1">update</text:p>
          <draw:enhanced-geometry svg:viewBox="0 0 21600 21600" draw:mirror-vertical="true" draw:type="rectangle" draw:enhanced-path="M 0 0 L 21600 0 21600 21600 0 21600 0 0 Z N"/>
        </draw:custom-shape>
        <draw:custom-shape draw:style-name="gr14" draw:text-style-name="P3" draw:layer="layout" svg:width="2.3cm" svg:height="0.9cm" svg:x="11cm" svg:y="22.2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cm" svg:height="1.1cm" svg:x="8.5cm" svg:y="16.4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5cm" svg:height="1.1cm" svg:x="8.5cm" svg:y="17.8cm">
          <text:p text:style-name="P1">solde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6cm" svg:height="0.8cm" svg:x="8.5cm" svg:y="19.1cm">
          <text:p text:style-name="P1">amount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6cm" svg:height="0.8cm" svg:x="8.5cm" svg:y="20.2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3.6cm" svg:height="0.8cm" svg:x="8.5cm" svg:y="21.2cm">
          <text:p text:style-name="P1">transfert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custom-shape draw:style-name="gr6" draw:text-style-name="P1" draw:layer="layout" svg:width="17.6cm" svg:height="3cm" svg:x="1.8cm" svg:y="25.2cm">
          <text:p text:style-name="P1">Copyright</text:p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7.6cm" svg:height="3cm" svg:x="1.8cm" svg:y="1.3cm">
          <text:p text:style-name="P1">Create Account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3.1cm" svg:height="10cm" svg:x="4.4cm" svg:y="9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9.8cm" svg:height="1.5cm" svg:x="5.3cm" svg:y="13.9cm">
          <text:p text:style-name="P1">credit</text:p>
          <draw:enhanced-geometry svg:viewBox="0 0 21600 21600" draw:type="rectangle" draw:enhanced-path="M 0 0 L 21600 0 21600 21600 0 21600 0 0 Z N"/>
        </draw:custom-shape>
        <draw:frame draw:style-name="gr20" draw:text-style-name="P2" draw:layer="layout" svg:width="6.7cm" svg:height="1.673cm" svg:x="4.4cm" svg:y="9.227cm">
          <draw:text-box>
            <text:p>Form</text:p>
            <text:p/>
          </draw:text-box>
        </draw:frame>
        <draw:custom-shape draw:style-name="gr19" draw:text-style-name="P3" draw:layer="layout" svg:width="9.8cm" svg:height="1.5cm" svg:x="5.4cm" svg:y="15.8cm">
          <text:p text:style-name="P1">debit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9.8cm" svg:height="1.5cm" svg:x="5.3cm" svg:y="12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3cm" svg:height="0.7cm" svg:x="13.5cm" svg:y="18.4cm">
          <text:p text:style-name="P1">valid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6T13:30:30.619400745</meta:creation-date>
    <meta:generator>LibreOffice/5.1.6.2$Linux_X86_64 LibreOffice_project/10m0$Build-2</meta:generator>
    <dc:date>2017-11-13T13:39:58.362931779</dc:date>
    <meta:editing-duration>PT1H33M48S</meta:editing-duration>
    <meta:editing-cycles>25</meta:editing-cycles>
    <meta:document-statistic meta:object-count="105"/>
  </office:meta>
</office:document-meta>
</file>